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wo_20_columns-title">
      <style:graphic-properties fo:min-height="1.8cm"/>
    </style:style>
    <style:style style:name="pr2" style:family="presentation" style:parent-style-name="Two_20_columns-outline1">
      <style:graphic-properties fo:min-height="8.884cm"/>
    </style:style>
    <style:style style:name="pr3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Lecture 8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Python Basics</text:p>
              </text:list-item>
              <text:list-item>
                <text:p>Ubuntu: 1. Ctrl + Alt + T</text:p>
              </text:list-item>
              <text:list-item>
                <text:p>2. python3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Use exit() or Ctrl-D (i.e. EOF) to exit</text:p>
              </text:list-item>
              <text:list-item>
                <text:p>Interrupt Execution: Ctrl + C (KeyboardInterrup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Basics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To check a variable’s type: usage: type()</text:p>
              </text:list-item>
              <text:list-item>
                <text:p>View python’s builtin functions: dir(__builtins__)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header>
                <text:p>To find help: use: help(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String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a=’today’</text:p>
              </text:list-item>
              <text:list-item>
                <text:p>example: a[0],a[3],a[-1],a[:3],a[2:4],a[-2:], a + ‘another string’, a*3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len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list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">Example: a_list = </text:span><text:span text:style-name="T1">[1,2,3,4,5], </text:span><text:span text:style-name="T1">a_list[0],a_list[2:4],a_li</text:span><text:span text:style-name="T1">st[-</text:span><text:span text:style-name="T1">2],</text:span>a_list+[1,2,3],a_list.append(100)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len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2" draw:display-name="Bitmap 2" xlink:href="Pictures/1000020100000CEB000009B0DFDC55DC230343B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2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4.6cm" svg:height="1.14cm" svg:x="1.4cm" svg:y="14.6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13cm" svg:height="1.14cm" svg:x="7cm" svg:y="14.6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4.6cm" svg:height="1.14cm" svg:x="21cm" svg:y="14.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8:00:32.295244273</meta:creation-date>
    <dc:date>2020-07-22T18:07:44.057927818</dc:date>
    <meta:editing-duration>PT2H11M1S</meta:editing-duration>
    <meta:editing-cycles>29</meta:editing-cycles>
    <meta:generator>LibreOffice/6.0.7.3$Linux_X86_64 LibreOffice_project/00m0$Build-3</meta:generator>
    <meta:document-statistic meta:object-count="52"/>
  </office:meta>
</office:document-meta>
</file>